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style:font-name="IRZar" fo:font-size="14pt" officeooo:rsid="000fd5fb" officeooo:paragraph-rsid="000fd5fb" style:font-size-asian="14pt" style:font-name-complex="IRZar" style:font-size-complex="14pt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IRZar" fo:font-size="14pt" officeooo:rsid="000fd5fb" officeooo:paragraph-rsid="000fd5fb" style:font-size-asian="14pt" style:font-name-complex="IRZar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اسمه تعالی</text:p>
      <text:p text:style-name="P2">در </text:p>
      <text:p text:style-name="P2">۱ – در این مدل دانشجویان تحت پوشش قرار می‌گیرند</text:p>
      <text:p text:style-name="P2">۲ – موضوع باید به صورت مقطعی دنبال شود.</text:p>
      <text:p text:style-name="P2">۳ – نباید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11:46:33.495718565</meta:creation-date>
    <meta:generator>LibreOffice/7.3.7.2$Linux_X86_64 LibreOffice_project/30$Build-2</meta:generator>
    <dc:date>2023-06-01T11:59:20.730689070</dc:date>
    <meta:editing-duration>PT1M34S</meta:editing-duration>
    <meta:editing-cycles>1</meta:editing-cycles>
    <meta:document-statistic meta:table-count="0" meta:image-count="0" meta:object-count="0" meta:page-count="1" meta:paragraph-count="5" meta:word-count="22" meta:character-count="109" meta:non-whitespace-character-count="87"/>
  </office:meta>
</office:document-meta>
</file>